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padding="0.074cm" fo:border-left="none" fo:border-right="none" fo:border-top="none" fo:border-bottom="0.035cm solid #000000" style:join-border="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neral</text:p>
      <text:p text:style-name="Standard"/>
      <text:p text:style-name="Standard"><text:s/>Starting on a building phase -&gt; switch 1 wave -&gt; building -&gt; wave -&gt; building etc</text:p>
      <text:p text:style-name="Standard">building phase is <text:s/>until player hits ready then each wave spawns enemies for 90 seconds and ends with the last enemy defeated switching back to building. If the player core is destroyed switch back to main menu.</text:p>
      <text:p text:style-name="Standard"/>
      <text:p text:style-name="Standard">Each defeated enemy gives x hayballs (just export it so we can fine tune it) <text:s/>to be used in the next build phase.</text:p>
      <text:p text:style-name="Standard"/>
      <text:p text:style-name="Standard">2 enemy paths left to right, 1 in the air (upper side of the station) and one on the bottom. </text:p>
      <text:p text:style-name="Standard"/>
      <text:p text:style-name="Standard">Increase the spawn time inbetween spawns during a wave with increasing of the wave count (so that in wave 5 enemies spawn faster thus more than in wave 1)</text:p>
      <text:p text:style-name="Standard"/>
      <text:p text:style-name="Standard">i think we should go with smth like 15-20s inbetween spawns for the first wave and then have it decrease like 0.5 -1 second per wave down to idk 2 seconds? (should fine tune that later)</text:p>
      <text:p text:style-name="Standard"/>
      <text:p text:style-name="Standard">the station gonna have in the middle buildable part 5 slots in the top and 5 on the bottom to place stuff<text:line-break/>i dont know whats the most senseful approach to have the game understand which towers can go on the top and which on the bottom, so would appreciate you doing that. </text:p>
      <text:p text:style-name="Standard"/>
      <text:p text:style-name="Standard"/>
      <text:p text:style-name="Standard">Simple pause and save menu for during the game</text:p>
      <text:p text:style-name="Standard"/>
      <text:p text:style-name="Standard"/>
      <text:p text:style-name="Standard">still 6-8 turrets, im working on them (4 gonna be bottom 2-4 above)</text:p>
      <text:p text:style-name="Standard"/>
      <text:p text:style-name="Standard">4 enemies each 2 for walking and flying, basically just 1 form and an advanced form for later waves<text:line-break/>have the base form start with 100% advanced 0% and then change it every wave by swapping a random amount between 0.5% and 2% over to the advanced</text:p>
      <text:p text:style-name="P1"/>
      <text:p text:style-name="Standard"/>
      <text:p text:style-name="Standard">can you please add that it picks one of three projectile animations at random to play on spawn. </text:p>
      <text:p text:style-name="Standard">Also when the cat turret fires have it play fire then switch back to idle, than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1M43S</meta:editing-duration>
    <meta:editing-cycles>20</meta:editing-cycles>
    <meta:generator>OpenOffice/4.1.7$Win32 OpenOffice.org_project/417m1$Build-9800</meta:generator>
    <dc:date>2021-12-26T12:46:51.15</dc:date>
    <meta:document-statistic meta:table-count="0" meta:image-count="0" meta:object-count="0" meta:page-count="1" meta:paragraph-count="13" meta:word-count="318" meta:character-count="1651"/>
    <meta:user-defined meta:name="Info 1"/>
    <meta:user-defined meta:name="Info 2"/>
    <meta:user-defined meta:name="Info 3"/>
    <meta:user-defined meta:name="Info 4"/>
  </office:meta>
</office:document-meta>
</file>